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77.86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09892" calcext:value-type="float">
            <text:p>11,7098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82853" calcext:value-type="float">
            <text:p>12,1828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251257" calcext:value-type="float">
            <text:p>12,2512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251257" calcext:value-type="float">
            <text:p>12,2512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40801" calcext:value-type="float">
            <text:p>12,3408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611688" calcext:value-type="float">
            <text:p>12,611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046474" calcext:value-type="float">
            <text:p>13,0464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46474" calcext:value-type="float">
            <text:p>13,0464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63727" calcext:value-type="float">
            <text:p>13,4637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38496" calcext:value-type="float">
            <text:p>13,538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538496" calcext:value-type="float">
            <text:p>13,538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538496" calcext:value-type="float">
            <text:p>13,538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38496" calcext:value-type="float">
            <text:p>13,5384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990766" calcext:value-type="float">
            <text:p>13,9907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990766" calcext:value-type="float">
            <text:p>13,9907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976031" calcext:value-type="float">
            <text:p>13,9760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479213" calcext:value-type="float">
            <text:p>14,479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925117" calcext:value-type="float">
            <text:p>14,925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925117" calcext:value-type="float">
            <text:p>14,9251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291468" calcext:value-type="float">
            <text:p>15,2914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883754" calcext:value-type="float">
            <text:p>14,8837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883754" calcext:value-type="float">
            <text:p>14,8837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987173" calcext:value-type="float">
            <text:p>14,9871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941032" calcext:value-type="float">
            <text:p>14,9410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721473" calcext:value-type="float">
            <text:p>14,7214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237382" calcext:value-type="float">
            <text:p>15,2373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237382" calcext:value-type="float">
            <text:p>15,2373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554415" calcext:value-type="float">
            <text:p>15,554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554415" calcext:value-type="float">
            <text:p>15,554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554415" calcext:value-type="float">
            <text:p>15,554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554415" calcext:value-type="float">
            <text:p>15,554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554415" calcext:value-type="float">
            <text:p>15,5544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56873" calcext:value-type="float">
            <text:p>15,568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56873" calcext:value-type="float">
            <text:p>15,568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56873" calcext:value-type="float">
            <text:p>15,568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56873" calcext:value-type="float">
            <text:p>15,568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266023" calcext:value-type="float">
            <text:p>15,2660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333252" calcext:value-type="float">
            <text:p>15,333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387354" calcext:value-type="float">
            <text:p>15,3873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87354" calcext:value-type="float">
            <text:p>15,3873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387354" calcext:value-type="float">
            <text:p>15,3873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387354" calcext:value-type="float">
            <text:p>15,3873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801434" calcext:value-type="float">
            <text:p>14,8014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801434" calcext:value-type="float">
            <text:p>14,8014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80985" calcext:value-type="float">
            <text:p>15,3809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377806" calcext:value-type="float">
            <text:p>15,3778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775981" calcext:value-type="float">
            <text:p>14,7759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775981" calcext:value-type="float">
            <text:p>14,7759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75981" calcext:value-type="float">
            <text:p>14,7759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358713" calcext:value-type="float">
            <text:p>15,3587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280753" calcext:value-type="float">
            <text:p>15,2807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280753" calcext:value-type="float">
            <text:p>15,2807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435093" calcext:value-type="float">
            <text:p>15,4350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35093" calcext:value-type="float">
            <text:p>15,4350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435093" calcext:value-type="float">
            <text:p>15,4350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435093" calcext:value-type="float">
            <text:p>15,4350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075087" calcext:value-type="float">
            <text:p>15,0750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075087" calcext:value-type="float">
            <text:p>15,0750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563956" calcext:value-type="float">
            <text:p>14,563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563956" calcext:value-type="float">
            <text:p>14,563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563956" calcext:value-type="float">
            <text:p>14,563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563956" calcext:value-type="float">
            <text:p>14,563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563956" calcext:value-type="float">
            <text:p>14,5639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016218" calcext:value-type="float">
            <text:p>14,016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643501" calcext:value-type="float">
            <text:p>13,643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656232" calcext:value-type="float">
            <text:p>13,6562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656232" calcext:value-type="float">
            <text:p>13,6562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852338" calcext:value-type="float">
            <text:p>13,85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852338" calcext:value-type="float">
            <text:p>13,85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852338" calcext:value-type="float">
            <text:p>13,85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852338" calcext:value-type="float">
            <text:p>13,85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852338" calcext:value-type="float">
            <text:p>13,85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852338" calcext:value-type="float">
            <text:p>13,852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247334" calcext:value-type="float">
            <text:p>14,2473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247334" calcext:value-type="float">
            <text:p>14,2473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503492" calcext:value-type="float">
            <text:p>13,5034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503492" calcext:value-type="float">
            <text:p>13,5034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503492" calcext:value-type="float">
            <text:p>13,5034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503492" calcext:value-type="float">
            <text:p>13,5034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03492" calcext:value-type="float">
            <text:p>13,5034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347583" calcext:value-type="float">
            <text:p>13,3475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347583" calcext:value-type="float">
            <text:p>13,3475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347583" calcext:value-type="float">
            <text:p>13,3475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110079" calcext:value-type="float">
            <text:p>13,1100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837575" calcext:value-type="float">
            <text:p>12,837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837575" calcext:value-type="float">
            <text:p>12,837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971668" calcext:value-type="float">
            <text:p>12,9716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675321" calcext:value-type="float">
            <text:p>12,675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675321" calcext:value-type="float">
            <text:p>12,675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75321" calcext:value-type="float">
            <text:p>12,675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75321" calcext:value-type="float">
            <text:p>12,675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675321" calcext:value-type="float">
            <text:p>12,675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675321" calcext:value-type="float">
            <text:p>12,675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13238" calcext:value-type="float">
            <text:p>12,132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583056" calcext:value-type="float">
            <text:p>11,5830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213518" calcext:value-type="float">
            <text:p>11,213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213518" calcext:value-type="float">
            <text:p>11,213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213518" calcext:value-type="float">
            <text:p>11,213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213518" calcext:value-type="float">
            <text:p>11,213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213518" calcext:value-type="float">
            <text:p>11,213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664201" calcext:value-type="float">
            <text:p>10,664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498311" calcext:value-type="float">
            <text:p>10,4983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498311" calcext:value-type="float">
            <text:p>10,4983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498311" calcext:value-type="float">
            <text:p>10,4983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498311" calcext:value-type="float">
            <text:p>10,4983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937861" calcext:value-type="float">
            <text:p>9,9378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851527" calcext:value-type="float">
            <text:p>9,8515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800623" calcext:value-type="float">
            <text:p>9,8006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691987" calcext:value-type="float">
            <text:p>9,69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677666" calcext:value-type="float">
            <text:p>9,677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841949" calcext:value-type="float">
            <text:p>9,8419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841949" calcext:value-type="float">
            <text:p>9,8419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841949" calcext:value-type="float">
            <text:p>9,8419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841949" calcext:value-type="float">
            <text:p>9,8419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868624" calcext:value-type="float">
            <text:p>9,868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868624" calcext:value-type="float">
            <text:p>9,868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868624" calcext:value-type="float">
            <text:p>9,868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868624" calcext:value-type="float">
            <text:p>9,868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868624" calcext:value-type="float">
            <text:p>9,868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740956" calcext:value-type="float">
            <text:p>9,7409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740956" calcext:value-type="float">
            <text:p>9,7409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740956" calcext:value-type="float">
            <text:p>9,7409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740956" calcext:value-type="float">
            <text:p>9,7409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76363" calcext:value-type="float">
            <text:p>9,763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688393" calcext:value-type="float">
            <text:p>9,6883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688393" calcext:value-type="float">
            <text:p>9,6883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704678" calcext:value-type="float">
            <text:p>9,7046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704678" calcext:value-type="float">
            <text:p>9,7046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704678" calcext:value-type="float">
            <text:p>9,7046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69157" calcext:value-type="float">
            <text:p>9,691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9856" calcext:value-type="float">
            <text:p>9,79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79856" calcext:value-type="float">
            <text:p>9,79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79856" calcext:value-type="float">
            <text:p>9,79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77468" calcext:value-type="float">
            <text:p>9,774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444903" calcext:value-type="float">
            <text:p>9,4449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444903" calcext:value-type="float">
            <text:p>9,4449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444903" calcext:value-type="float">
            <text:p>9,4449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302877" calcext:value-type="float">
            <text:p>9,3028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833109" calcext:value-type="float">
            <text:p>8,833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393578" calcext:value-type="float">
            <text:p>8,393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393214" calcext:value-type="float">
            <text:p>8,393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252804" calcext:value-type="float">
            <text:p>8,2528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243255" calcext:value-type="float">
            <text:p>8,2432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303718" calcext:value-type="float">
            <text:p>8,303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303718" calcext:value-type="float">
            <text:p>8,303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303718" calcext:value-type="float">
            <text:p>8,303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104425" calcext:value-type="float">
            <text:p>8,104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104425" calcext:value-type="float">
            <text:p>8,104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104425" calcext:value-type="float">
            <text:p>8,104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187537" calcext:value-type="float">
            <text:p>8,1875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214167" calcext:value-type="float">
            <text:p>8,214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210521" calcext:value-type="float">
            <text:p>8,2105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279347" calcext:value-type="float">
            <text:p>8,2793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279347" calcext:value-type="float">
            <text:p>8,2793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279347" calcext:value-type="float">
            <text:p>8,2793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279347" calcext:value-type="float">
            <text:p>8,2793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096375" calcext:value-type="float">
            <text:p>8,09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098436" calcext:value-type="float">
            <text:p>8,098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098436" calcext:value-type="float">
            <text:p>8,098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098436" calcext:value-type="float">
            <text:p>8,098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098436" calcext:value-type="float">
            <text:p>8,098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098436" calcext:value-type="float">
            <text:p>8,098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098436" calcext:value-type="float">
            <text:p>8,0984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122297" calcext:value-type="float">
            <text:p>8,122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122297" calcext:value-type="float">
            <text:p>8,122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122297" calcext:value-type="float">
            <text:p>8,122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122297" calcext:value-type="float">
            <text:p>8,122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150475" calcext:value-type="float">
            <text:p>8,150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181114" calcext:value-type="float">
            <text:p>8,1811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132978" calcext:value-type="float">
            <text:p>8,13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132978" calcext:value-type="float">
            <text:p>8,13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132978" calcext:value-type="float">
            <text:p>8,13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132978" calcext:value-type="float">
            <text:p>8,13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132978" calcext:value-type="float">
            <text:p>8,13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132978" calcext:value-type="float">
            <text:p>8,132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908596" calcext:value-type="float">
            <text:p>7,908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800871" calcext:value-type="float">
            <text:p>7,8008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805272" calcext:value-type="float">
            <text:p>7,8052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805272" calcext:value-type="float">
            <text:p>7,8052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805272" calcext:value-type="float">
            <text:p>7,8052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805272" calcext:value-type="float">
            <text:p>7,8052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755538" calcext:value-type="float">
            <text:p>7,755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632575" calcext:value-type="float">
            <text:p>7,632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640114" calcext:value-type="float">
            <text:p>7,64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640114" calcext:value-type="float">
            <text:p>7,64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640114" calcext:value-type="float">
            <text:p>7,64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640114" calcext:value-type="float">
            <text:p>7,64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640114" calcext:value-type="float">
            <text:p>7,64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620648" calcext:value-type="float">
            <text:p>7,62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620648" calcext:value-type="float">
            <text:p>7,62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620648" calcext:value-type="float">
            <text:p>7,62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620648" calcext:value-type="float">
            <text:p>7,62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620648" calcext:value-type="float">
            <text:p>7,62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601095" calcext:value-type="float">
            <text:p>7,601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598372" calcext:value-type="float">
            <text:p>7,598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611518" calcext:value-type="float">
            <text:p>7,611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616292" calcext:value-type="float">
            <text:p>7,616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558551" calcext:value-type="float">
            <text:p>7,558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570157" calcext:value-type="float">
            <text:p>7,570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508466" calcext:value-type="float">
            <text:p>7,50846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25:26.691000000</dc:date>
    <meta:editing-duration>PT1M10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4.A1:cameraslog_4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11.709892">
                <text:p>11.709892</text:p>
                <draw:g>
                  <svg:desc>cameraslog_4.B2:cameraslog_4.B1001</svg:desc>
                </draw:g>
              </table:table-cell>
              <table:table-cell office:value-type="float" office:value="19">
                <text:p>19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182853">
                <text:p>12.1828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251257">
                <text:p>12.251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251257">
                <text:p>12.251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340801">
                <text:p>12.3408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611688">
                <text:p>12.6116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046474">
                <text:p>13.0464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046474">
                <text:p>13.0464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463727">
                <text:p>13.4637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538496">
                <text:p>13.5384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538496">
                <text:p>13.5384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538496">
                <text:p>13.5384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.538496">
                <text:p>13.5384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990766">
                <text:p>13.9907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.990766">
                <text:p>13.9907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976031">
                <text:p>13.9760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479213">
                <text:p>14.479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925117">
                <text:p>14.925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925117">
                <text:p>14.925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291468">
                <text:p>15.291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883754">
                <text:p>14.8837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883754">
                <text:p>14.8837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987173">
                <text:p>14.9871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41032">
                <text:p>14.9410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721473">
                <text:p>14.721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237382">
                <text:p>15.2373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237382">
                <text:p>15.2373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554415">
                <text:p>15.554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554415">
                <text:p>15.554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554415">
                <text:p>15.554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554415">
                <text:p>15.554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554415">
                <text:p>15.5544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56873">
                <text:p>15.568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56873">
                <text:p>15.568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56873">
                <text:p>15.568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56873">
                <text:p>15.568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266023">
                <text:p>15.2660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333252">
                <text:p>15.333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387354">
                <text:p>15.387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387354">
                <text:p>15.387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387354">
                <text:p>15.387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387354">
                <text:p>15.387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801434">
                <text:p>14.8014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801434">
                <text:p>14.8014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380985">
                <text:p>15.3809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377806">
                <text:p>15.3778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775981">
                <text:p>14.7759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775981">
                <text:p>14.7759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775981">
                <text:p>14.7759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358713">
                <text:p>15.3587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280753">
                <text:p>15.2807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280753">
                <text:p>15.2807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435093">
                <text:p>15.4350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435093">
                <text:p>15.4350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435093">
                <text:p>15.4350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435093">
                <text:p>15.4350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075087">
                <text:p>15.0750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.075087">
                <text:p>15.0750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563956">
                <text:p>14.563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563956">
                <text:p>14.563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563956">
                <text:p>14.563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563956">
                <text:p>14.563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563956">
                <text:p>14.563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016218">
                <text:p>14.016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.643501">
                <text:p>13.643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.656232">
                <text:p>13.6562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.656232">
                <text:p>13.6562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.852338">
                <text:p>13.85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852338">
                <text:p>13.85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852338">
                <text:p>13.85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852338">
                <text:p>13.85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.852338">
                <text:p>13.85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.852338">
                <text:p>13.852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247334">
                <text:p>14.2473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247334">
                <text:p>14.2473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8412">
                <text:p>13.8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8412">
                <text:p>13.8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.8412">
                <text:p>13.8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8412">
                <text:p>13.8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503492">
                <text:p>13.503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.503492">
                <text:p>13.503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.503492">
                <text:p>13.503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503492">
                <text:p>13.503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503492">
                <text:p>13.503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347583">
                <text:p>13.3475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347583">
                <text:p>13.3475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347583">
                <text:p>13.3475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110079">
                <text:p>13.110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837575">
                <text:p>12.837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837575">
                <text:p>12.8375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971668">
                <text:p>12.9716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675321">
                <text:p>12.675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675321">
                <text:p>12.675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.675321">
                <text:p>12.675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.675321">
                <text:p>12.675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.675321">
                <text:p>12.675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675321">
                <text:p>12.6753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.13238">
                <text:p>12.132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583056">
                <text:p>11.5830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213518">
                <text:p>11.213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213518">
                <text:p>11.213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213518">
                <text:p>11.213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213518">
                <text:p>11.213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213518">
                <text:p>11.213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.664201">
                <text:p>10.6642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.498311">
                <text:p>10.4983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.498311">
                <text:p>10.4983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498311">
                <text:p>10.4983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.498311">
                <text:p>10.4983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.937861">
                <text:p>9.937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851527">
                <text:p>9.8515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800623">
                <text:p>9.8006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691987">
                <text:p>9.69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677666">
                <text:p>9.677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841949">
                <text:p>9.841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841949">
                <text:p>9.841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841949">
                <text:p>9.841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841949">
                <text:p>9.8419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868624">
                <text:p>9.868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868624">
                <text:p>9.868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868624">
                <text:p>9.868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868624">
                <text:p>9.868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868624">
                <text:p>9.868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740956">
                <text:p>9.7409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740956">
                <text:p>9.7409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40956">
                <text:p>9.7409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740956">
                <text:p>9.7409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76363">
                <text:p>9.763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688393">
                <text:p>9.688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688393">
                <text:p>9.688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704678">
                <text:p>9.704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704678">
                <text:p>9.704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704678">
                <text:p>9.704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69157">
                <text:p>9.691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79856">
                <text:p>9.79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79856">
                <text:p>9.79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79856">
                <text:p>9.79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77468">
                <text:p>9.77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444903">
                <text:p>9.444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444903">
                <text:p>9.444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444903">
                <text:p>9.444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302877">
                <text:p>9.3028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833109">
                <text:p>8.833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393578">
                <text:p>8.393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393214">
                <text:p>8.3932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252804">
                <text:p>8.252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243255">
                <text:p>8.243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303718">
                <text:p>8.303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303718">
                <text:p>8.303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303718">
                <text:p>8.3037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104425">
                <text:p>8.104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104425">
                <text:p>8.104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104425">
                <text:p>8.104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187537">
                <text:p>8.187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214167">
                <text:p>8.21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210521">
                <text:p>8.2105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279347">
                <text:p>8.279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279347">
                <text:p>8.279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279347">
                <text:p>8.279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279347">
                <text:p>8.279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096375">
                <text:p>8.096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098436">
                <text:p>8.098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098436">
                <text:p>8.098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098436">
                <text:p>8.098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098436">
                <text:p>8.098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098436">
                <text:p>8.098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098436">
                <text:p>8.098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122297">
                <text:p>8.12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122297">
                <text:p>8.12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122297">
                <text:p>8.12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122297">
                <text:p>8.122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150475">
                <text:p>8.150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181114">
                <text:p>8.1811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132978">
                <text:p>8.13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132978">
                <text:p>8.13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132978">
                <text:p>8.13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132978">
                <text:p>8.13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132978">
                <text:p>8.13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132978">
                <text:p>8.132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889127">
                <text:p>7.889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908596">
                <text:p>7.908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800871">
                <text:p>7.800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805272">
                <text:p>7.805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805272">
                <text:p>7.805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805272">
                <text:p>7.805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805272">
                <text:p>7.805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755538">
                <text:p>7.755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632575">
                <text:p>7.632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640114">
                <text:p>7.64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640114">
                <text:p>7.64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640114">
                <text:p>7.64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640114">
                <text:p>7.64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640114">
                <text:p>7.64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620648">
                <text:p>7.62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620648">
                <text:p>7.62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620648">
                <text:p>7.62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620648">
                <text:p>7.62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620648">
                <text:p>7.62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601095">
                <text:p>7.60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598372">
                <text:p>7.598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611518">
                <text:p>7.6115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616292">
                <text:p>7.616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558551">
                <text:p>7.558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570157">
                <text:p>7.570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508466">
                <text:p>7.50846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